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6184" calcext:value-type="float">
            <text:p>109.67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848" calcext:value-type="float">
            <text:p>109.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088" calcext:value-type="float">
            <text:p>109.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35506114205101</text:p>
          </table:table-cell>
          <table:table-cell office:value-type="string" calcext:value-type="string">
            <text:p>199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2656" calcext:value-type="float">
            <text:p>109.6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